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AggregatingErrorHandler.getMessagesAs( Class form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AggregatingErrorHandler.getDOMSour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ssageAggregatingErrorHandler.supportsMessageFormat( Class form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AggregatingErrorHandler.warning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AggregatingErrorHandler.createRootElementTag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ssageAggregatingErrorHandler.captures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.getMessagesWithRoo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.getString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.MessageAggregatingErrorHandler( String rootPath , String namespace , boolean includeStackTra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AggregatingErrorHandler.fatal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AggregatingErrorHandler.getFatal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.get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.appendErrorMessage( SAXParse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AggregatingErrorHandler.hasErr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.getWarning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.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